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92b4" officeooo:paragraph-rsid="000592b4"/>
    </style:style>
    <style:style style:name="P2" style:family="paragraph" style:parent-style-name="Standard">
      <style:text-properties officeooo:rsid="00068f06" officeooo:paragraph-rsid="00068f06"/>
    </style:style>
    <style:style style:name="P3" style:family="paragraph" style:parent-style-name="Standard">
      <style:text-properties fo:font-weight="bold" officeooo:rsid="0006db3a" officeooo:paragraph-rsid="0006db3a" style:font-weight-asian="bold" style:font-weight-complex="bold"/>
    </style:style>
    <style:style style:name="P4" style:family="paragraph" style:parent-style-name="Standard">
      <style:text-properties officeooo:rsid="0006e263" officeooo:paragraph-rsid="0006e2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stfi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1:21:22.887567812</meta:creation-date>
    <dc:date>2023-06-05T13:50:08.739600653</dc:date>
    <meta:editing-duration>PT19M1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8" meta:non-whitespace-character-count="8"/>
  </office:meta>
</office:document-meta>
</file>